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8438a"/>
    </style:style>
    <style:style style:name="P2" style:family="paragraph" style:parent-style-name="Standard">
      <style:text-properties officeooo:paragraph-rsid="0019b988"/>
    </style:style>
    <style:style style:name="P3" style:family="paragraph" style:parent-style-name="Standard">
      <style:text-properties officeooo:paragraph-rsid="001d284a"/>
    </style:style>
    <style:style style:name="P4" style:family="paragraph" style:parent-style-name="Standard">
      <style:text-properties officeooo:paragraph-rsid="001e2577"/>
    </style:style>
    <style:style style:name="P5" style:family="paragraph" style:parent-style-name="Standard">
      <style:text-properties officeooo:paragraph-rsid="001e70a6"/>
    </style:style>
    <style:style style:name="P6" style:family="paragraph" style:parent-style-name="Standard">
      <style:text-properties officeooo:paragraph-rsid="001fb826"/>
    </style:style>
    <style:style style:name="P7" style:family="paragraph" style:parent-style-name="Standard">
      <style:text-properties officeooo:paragraph-rsid="00206b25"/>
    </style:style>
    <style:style style:name="P8" style:family="paragraph" style:parent-style-name="Standard">
      <style:text-properties officeooo:paragraph-rsid="0021d7ae"/>
    </style:style>
    <style:style style:name="P9" style:family="paragraph" style:parent-style-name="Standard">
      <style:text-properties officeooo:paragraph-rsid="0022eeef"/>
    </style:style>
    <style:style style:name="P10" style:family="paragraph" style:parent-style-name="Standard">
      <style:text-properties officeooo:paragraph-rsid="002319d2"/>
    </style:style>
    <style:style style:name="P11" style:family="paragraph" style:parent-style-name="Standard">
      <style:paragraph-properties fo:padding="0.0291in" fo:border-left="none" fo:border-right="none" fo:border-top="none" fo:border-bottom="0.06pt solid #000000" style:join-border="false"/>
      <style:text-properties officeooo:paragraph-rsid="0018438a"/>
    </style:style>
    <style:style style:name="T1" style:family="text">
      <style:text-properties officeooo:rsid="0018438a"/>
    </style:style>
    <style:style style:name="T2" style:family="text">
      <style:text-properties officeooo:rsid="0019b988"/>
    </style:style>
    <style:style style:name="T3" style:family="text">
      <style:text-properties officeooo:rsid="001d284a"/>
    </style:style>
    <style:style style:name="T4" style:family="text">
      <style:text-properties style:text-line-through-style="solid" officeooo:rsid="001d284a"/>
    </style:style>
    <style:style style:name="T5" style:family="text">
      <style:text-properties style:text-line-through-style="solid" officeooo:rsid="001e70a6"/>
    </style:style>
    <style:style style:name="T6" style:family="text">
      <style:text-properties officeooo:rsid="001e2577"/>
    </style:style>
    <style:style style:name="T7" style:family="text">
      <style:text-properties officeooo:rsid="001e70a6"/>
    </style:style>
    <style:style style:name="T8" style:family="text">
      <style:text-properties officeooo:rsid="001fb826"/>
    </style:style>
    <style:style style:name="T9" style:family="text">
      <style:text-properties officeooo:rsid="00206b25"/>
    </style:style>
    <style:style style:name="T10" style:family="text">
      <style:text-properties officeooo:rsid="0021d7ae"/>
    </style:style>
    <style:style style:name="T11" style:family="text">
      <style:text-properties officeooo:rsid="0022eeef"/>
    </style:style>
    <style:style style:name="T12" style:family="text">
      <style:text-properties officeooo:rsid="002319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ort through these references and read them to determine their relevance and how they can help me with design.</text:span></text:p>
      <text:p text:style-name="P11"><text:span text:style-name="T1"/></text:p>
      <text:p text:style-name="P1"><text:span text:style-name="T1"/></text:p>
      <text:p text:style-name="P1"><text:span text:style-name="T1">Keyboards without <text:s/>Keyboards: A Survey of Virtual Keyboards 2002 – </text:span><text:a xlink:type="simple" xlink:href="http://www.cs.ucsb.edu/~mturk/pubs/KolschKeyboards.pdf"><text:span text:style-name="T1">link</text:span></text:a><text:span text:style-name="T1"> – Gives a variety of different virtual keyboards and their estimated throughput. Consider throughput as another component to capture. </text:span><text:span text:style-name="T2">This also touches heavily on touch-typing surfaces (similar to what I'm trying to implement, but all of the features they show are keyboards on gloves, laser projected keyboards, and phone keyboards. </text:span><text:span text:style-name="T8">--- <text:s/>This paper mentions VISUAL PANEL</text:span></text:p>
      <text:p text:style-name="P1"><text:span text:style-name="T1"/></text:p>
      <text:p text:style-name="P2"><text:span text:style-name="T2">Shorthand writing on stylus keyboard 2003 – </text:span><text:a xlink:type="simple" xlink:href="http://dl.acm.org/citation.cfm?id=642630"><text:span text:style-name="T2">link</text:span></text:a><text:span text:style-name="T2"> – Read this article. It merely suggests an implementation to augment stylus keyboarding with shorthand gesturing (similart to swype imlpelementation which is relevent in 2003, near the dawn of smart phones). In my paper, I really don't care about the dawn of swype keyboarding, but I care about how well the leap motion can be modified to implement a full-feature gesture-based swype keyboard and how well it contends with conventional keyboards, such as just a standard keyboard, and other touch-typing surfaces phone/tablet.</text:span></text:p>
      <text:p text:style-name="P2"><text:span text:style-name="T2"/></text:p>
      <text:p text:style-name="P2"><text:span text:style-name="T2">Multi-Touch: A New Tactile 2-D Gesture Interface for Human-Computer Interation 2001 – </text:span><text:a xlink:type="simple" xlink:href="http://pro.sagepub.com/content/45/6/632.short"><text:span text:style-name="T2">link</text:span></text:a><text:span text:style-name="T2"> – MTS is similar to how we define phone/tablet based virtual keyboards. This again is just relevant in the time, and not something I'm trying to redefine. These are all well known techniques in 2015, the modern era for tablets/smart phones.</text:span></text:p>
      <text:p text:style-name="P2"><text:span text:style-name="T2"/></text:p>
      <text:p text:style-name="P2"><text:span text:style-name="T2">Gesture Technology: An Innovative "Leap" for Workflow 2013 – </text:span><text:a xlink:type="simple" xlink:href="http://weblidi.info.unlp.edu.ar/WorldComp2013-Mirror/p2013/EEE3107.pdf"><text:span text:style-name="T2">link</text:span></text:a><text:span text:style-name="T2"> – This is the only paper that I coudl find in existence that mentions using the leap motion for a keyboard. They simply mention that a leap motion's gesture technology could be used as an interactive keyboard that could boost workflow in business processes.</text:span></text:p>
      <text:p text:style-name="P2"><text:span text:style-name="T2"/></text:p>
      <text:p text:style-name="P2"><text:span text:style-name="T2">Handwriting and Gestures in the Air, Recognizing on the Fly 2013 – </text:span><text:a xlink:type="simple" xlink:href="https://www.cs.berkeley.edu/~russell/papers/chi13-3Dhandwriting.pdf"><text:span text:style-name="T2">link</text:span></text:a> –<text:span text:style-name="T2"> This paper mentions in their conclusion that the leap motion could be used to create a keyboard. It does mention how the leap can be used for handwriting in the air, where I'd like to argure that creating a surface as I did and doing handwriting there is much more ergonomic and natural. I can even go as far as defining the whole binder as a plane and then having the seated leap motion allow us to take notes on the entire page, and make sure they are translated and rotated towards the normal to the camera. This would allow us to use the leap to literally take notes as if we were writing on paper. There is no risk or side effect of using the leap. Currently we'd have to write larger due to the limitations of the leap. Although this would be good for drawing pictures etc.</text:span></text:p>
      <text:p text:style-name="P2"><text:span text:style-name="T2"/></text:p>
      <text:p text:style-name="P3"><text:span text:style-name="T3">Cirrin: a world-level unistroke keyboard for pen input 1998 – </text:span><text:a xlink:type="simple" xlink:href="http://dl.acm.org/citation.cfm?id=288611"><text:span text:style-name="T3">link</text:span></text:a> –<text:span text:style-name="T3"> Check this out, </text:span><text:span text:style-name="T4">this paper may show some of the beginnings in Swype mentality</text:span><text:span text:style-name="T3">. CHECK OUT UNISTROKE! --- Unistroke seems to be the process of actually digitally writing the letter and using machine learning to recognize it's shape and determine which letter it should truly represent. This is not the same as Swype! This is a precursor for virtual input. </text:span><text:span text:style-name="T8">--- Could be wrong here, because Cirrin seems to be a special keyboard refferenced in the Visual Panel paper.</text:span></text:p>
      <text:p text:style-name="P3"><text:span text:style-name="T3"/></text:p>
      <text:p text:style-name="P3"><text:span text:style-name="T3">VirHKey: a VIRtual Hyperbolic KEYboard with gesture itneraction and visual feedback for mobile devices 2005 – </text:span><text:a xlink:type="simple" xlink:href="http://dl.acm.org/citation.cfm?id=1085794"><text:span text:style-name="T3">link</text:span></text:a><text:span text:style-name="T3"> – This is also a Unistroke-like alphabet. This paper gives some good words on the angular accuracy when using a gesture based virtual keyboards </text:span><text:span text:style-name="T6">even though it's Unistroke vs Swype</text:span><text:span text:style-name="T3">. These are some of the problems I've been solving on my own without research.</text:span></text:p>
      <text:p text:style-name="P3"><text:span text:style-name="T3"/></text:p>
      <text:p text:style-name="P4"><text:span text:style-name="T6">Beyond QWERTY: augmenting touch screen keyboards with multi-touch gestures for non-alphanumeric input 2012 – </text:span><text:a xlink:type="simple" xlink:href="http://dl.acm.org/citation.cfm?id=2208660"><text:span text:style-name="T6">link</text:span></text:a><text:span text:style-name="T6"> – This is a good paper to reference (and acknowleding his </text:span><text:soft-page-break/><text:span text:style-name="T6">references) to mention that I have ingored non-alphanumeric characters during testing. This is both for simplicity since all of the different keyboard designs implement how non-alphanumeric characters are typed. For instance the keyboard uses a combination of shift and separate keys whereas a phone/tablet based keyboard is going to have you most likely press a special button to access special characters (same for a controller based keyboard).</text:span></text:p>
      <text:p text:style-name="P4"><text:span text:style-name="T6"/></text:p>
      <text:p text:style-name="P5"><text:span text:style-name="T7">Text Entry for Mobile Computing: Models and Methods, Theory and Practice 2002 – </text:span><text:a xlink:type="simple" xlink:href="http://www.tandfonline.com/doi/abs/10.1080/07370024.2002.9667313#.VLXyuXsVCM8"><text:span text:style-name="T7">link</text:span></text:a><text:span text:style-name="T7"> – This is an excellent paper from MacKenzie which even though focus on Mobile phones, gives a lot of insight on how to deal with quantitative versus qualitative measures, speed-accuracy trade-off, text entry etc, that all apply to what I'm working on.</text:span></text:p>
      <text:p text:style-name="P5"><text:span text:style-name="T7"/></text:p>
      <text:p text:style-name="P5"><text:span text:style-name="T7">The word-gesture keyboard: reimagining keyboard interaction 2012 – </text:span><text:a xlink:type="simple" xlink:href="http://dl.acm.org/citation.cfm?id=2330689"><text:span text:style-name="T7">link</text:span></text:a><text:span text:style-name="T7"> – Read this article, no abstract or full paper available (need to go to the campus to get a copy). Check for relevance.</text:span></text:p>
      <text:p text:style-name="P5"><text:span text:style-name="T7"/></text:p>
      <text:p text:style-name="P5"><text:span text:style-name="T7">Shapewriter on the iphone: from the labratory to the real world 2009 – </text:span><text:a xlink:type="simple" xlink:href="http://dl.acm.org/citation.cfm?id=1520380"><text:span text:style-name="T7">link</text:span></text:a> –<text:span text:style-name="T7"> This article can provide some insight on the proccesses they went through (to give me ideas) for creating/modifying keyboard interaction and metrics that were considered.</text:span></text:p>
      <text:p text:style-name="P5"><text:span text:style-name="T7"/></text:p>
      <text:p text:style-name="P5"><text:span text:style-name="T7">Visual panel: virtual mouse, keyboard and 3D controller with an ordinary piece of paper 2001 – </text:span><text:a xlink:type="simple" xlink:href="http://research.microsoft.com/en-us/um/people/zhang/Papers/PUI2001-VisualPanel.pdf"><text:span text:style-name="T7">link</text:span></text:a><text:span text:style-name="T7"> – </text:span><text:span text:style-name="T5">GET FULL COPY OF THIS PAPER!</text:span><text:span text:style-name="T7"> This is the most similar paper I've seen so far to what I've been researching/am trying to do. They basically use an arbitrary piece of paper (like how I print out a keyboard) and use a pointable (finger/tip) to simulate a physical keyboard. </text:span><text:span text:style-name="T8">--- This indeed is very similar to what I'm doing, but the leap functions in such a different way than theirs does. They track the paper, whereas the leap moves with my paper. Theirs is very slow and has a very hard time detecting key inputs whereas mine doesn't have a hard time, and is very fast, based of of mobile swype technology.</text:span></text:p>
      <text:p text:style-name="P7"><text:span text:style-name="T9">Get the real paper from --- <text:s/></text:span><text:a xlink:type="simple" xlink:href="http://dl.acm.org/citation.cfm?id=971522"><text:span text:style-name="T9">http://dl.acm.org/citation.cfm?id=971522</text:span></text:a></text:p>
      <text:p text:style-name="P7"><text:span text:style-name="T9"/></text:p>
      <text:p text:style-name="P7"><text:span text:style-name="T9">Visual Panel: From an ordinary paper to a wireless and mobile input device 2000 – </text:span><text:a xlink:type="simple" xlink:href="http://www.msr-waypoint.com/en-us/um/people/zhang/Papers/TR00-112.pdf"><text:span text:style-name="T9">link</text:span></text:a><text:span text:style-name="T9"> – This is the very first paper on Visual Panel. It is nearly identical to the 2001 paper above. Probably not needed.</text:span></text:p>
      <text:p text:style-name="P5"><text:span text:style-name="T8"/></text:p>
      <text:p text:style-name="P6"><text:span text:style-name="T8">Visual touchpad: a two-handed gesture input device 2004 – </text:span><text:a xlink:type="simple" xlink:href="http://www.dgp.toronto.edu/~jflaszlo/papers/icmi-pui-2004/malik_2004_ICMI_visual_touchpad.pdf"><text:span text:style-name="T8">link</text:span></text:a><text:span text:style-name="T8"> – </text:span><text:span text:style-name="T9">This builds on Visual Panel and it's implementation is sounding similar to that of the leap. The difference is that it uses cameras to determine the touch area, and stereo hand tracking to detect the user's fingertips/orientations. They are limited by the slow technology/poor keyboard implementation, however this is still the same concept. They use tradition keyboard input rather than swype input.</text:span></text:p>
      <text:p text:style-name="P7"><text:span text:style-name="T9">Get the real paper from --- </text:span><text:a xlink:type="simple" xlink:href="http://dl.acm.org/citation.cfm?id=1027980"><text:span text:style-name="T9">http://dl.acm.org/citation.cfm?id=1027980</text:span></text:a></text:p>
      <text:p text:style-name="P7"><text:span text:style-name="T9"/></text:p>
      <text:p text:style-name="P8"><text:span text:style-name="T10">Measuring keyboard response delays by comparing keyboard and joystick inputs 2002 – </text:span><text:a xlink:type="simple" xlink:href="http://link.springer.com/article/10.3758/BF03195452#page-1"><text:span text:style-name="T10">link</text:span></text:a> –<text:span text:style-name="T10"> This might be a good resource should I consider recording the response times of key presses/events of the machine/keyboard type itself. This means the delay from when I push a button, and then receive the key event from the leap/controller/standard keyboard. This might be useful, but I don't think it's relevant in this context since what we care more about is the delay in response based on the users rather than the systems themselves. Since the keyboard delay itself between each keyboard is probably on the order of nanoseconds on today's machines, this means that it might not really be a problem to consider.</text:span></text:p>
      <text:p text:style-name="P8"><text:span text:style-name="T10"/></text:p>
      <text:p text:style-name="P8"><text:span text:style-name="T10">Black pearl: an alternative for mouse and keyboard 2008 – </text:span><text:a xlink:type="simple" xlink:href="http://scholar.google.com/scholar_url?url=http://www.researchgate.net/publication/200593981_Black_Pearl_An_Alternative_for_Mouse_and_Keyboard/file/d912f50ec636612a9a.pdf&amp;hl=en&amp;sa=T&amp;oi=ggp&amp;ct=res&amp;cd=4&amp;ei=IP61VNLRHorzqgGLh4DAAg&amp;scisig=AAGBfm0ftX0zPWFlcemd5h_YUWAqSeHMWA&amp;nossl=1&amp;ws=1447x758"><text:span text:style-name="T10">link</text:span></text:a><text:span text:style-name="T10"> – The black pearl alternative uses cameras to record the user and image processing and body (head/hand etc) tracking to determine the interaction. This was mostly used as/compared to a mouse.</text:span></text:p>
      <text:p text:style-name="P8"><text:span text:style-name="T10"/></text:p>
      <text:p text:style-name="P9"><text:span text:style-name="T11">Software Accessibility: Recommendations and Guidelines 2005 – </text:span><text:a xlink:type="simple" xlink:href="http://ieeexplore.ieee.org/xpl/login.jsp?tp=&amp;arnumber=1630123&amp;url=http://ieeexplore.ieee.org/xpls/abs_all.jsp?arnumber=1630123"><text:span text:style-name="T11">link</text:span></text:a><text:span text:style-name="T11"> – This might be a good </text:span><text:soft-page-break/><text:span text:style-name="T11">starting resource if I decide to dive into accessibility with this project. I've been weening away from it so far as my implmentation should function similarly to pointing devices/mobile phones when it comes to accessibility. There's a possibility that the large keyboard with the leap may be easier to use since less precision is required, but more movement is required. The smaller keyboard requires more precision but less movement. So there is a tradeoff between precision and distance traveled when printing an any size keyboard.</text:span></text:p>
      <text:p text:style-name="P9"><text:span text:style-name="T11"/></text:p>
      <text:p text:style-name="P9"><text:span text:style-name="T11">A Comparative Analysis of Typing Errors between the Keybowl and the Qwerty Keyboard 1995 – </text:span><text:a xlink:type="simple" xlink:href="http://pro.sagepub.com/content/39/10/635.short"><text:span text:style-name="T11">link</text:span></text:a> –<text:span text:style-name="T11"> This paper might be good to look at in depth to help assist with my quantitative error analysis <text:s/>with each keyboard. This is because I'm also focusing on errors as a part of my data I collect.</text:span></text:p>
      <text:p text:style-name="P9"><text:span text:style-name="T11"/></text:p>
      <text:p text:style-name="P10"><text:span text:style-name="T12">A framework for robust and flexible handling of inputs with uncertainty 2010 – </text:span><text:a xlink:type="simple" xlink:href="http://dl.acm.org/citation.cfm?id=1866039"><text:span text:style-name="T12">link</text:span></text:a> –<text:span text:style-name="T12"> This paper coudl be useful to look at since the leap has a reasonable level of uncertainty associated with where it thinks the tip position is. We can stabilize the tip further with methods I have come up with, but this might point at a better solution for tip stabilization. --- NOTE: Add to leap pointable a method that uses the direction of the tool to try to guess and translate it to the "best" location since the leap loses track of the tip once you start to change the direction of the tool.</text:span></text:p>
      <text:p text:style-name="P10"><text:span text:style-name="T12"/></text:p>
      <text:p text:style-name="P10"><text:span text:style-name="T12">Brain-Computer Interface Virtual Keyboard for Accessibility 2012 – </text:span><text:a xlink:type="simple" xlink:href="http://www.actapress.com/PaperInfo.aspx?PaperID=454064&amp;reason=500"><text:span text:style-name="T12">link</text:span></text:a><text:span text:style-name="T12"> – This paper is just an example of an alternative virtual keyboard input to compare with (also that is for accessibility). I don't use this one though, so can just have a brief mention of existence.</text:span></text:p>
      <text:p text:style-name="P10"><text:span text:style-name="T12"/></text:p>
      <text:p text:style-name="P10"><text:span text:style-name="T12">Typing in thin air: the canesta projection keyboard – a new method of interaction with electronic devices 2003 – </text:span><text:a xlink:type="simple" xlink:href="http://www.cs.duke.edu/~tomasi/papers/roeber/roeberChi03.pdf"><text:span text:style-name="T12">link</text:span></text:a> –<text:span text:style-name="T12"> This keyboard is a laser projection keyboard. This is also an alternative input method I am not implementing. Take a look at the usability testing they did to determine the size of the keyboard. This is important in trying to understand how I should size my keyboards.</text:span></text:p>
      <text:p text:style-name="P10"><text:span text:style-name="T12">Get the real paper from --- </text:span><text:a xlink:type="simple" xlink:href="http://dl.acm.org/citation.cfm?id=765944"><text:span text:style-name="T12">http://dl.acm.org/citation.cfm?id=765944</text:span></text:a></text:p>
      <text:p text:style-name="P10"><text:span text:style-name="T12"/></text:p>
      <text:p text:style-name="P10"><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egoe UI"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0M24S</meta:editing-duration>
    <meta:editing-cycles>5</meta:editing-cycles>
    <meta:generator>LibreOffice/3.6$Windows_x86 LibreOffice_project/2ef5aff-a6fb0ff-166bdff-cf087ad-0f1389</meta:generator>
    <dc:date>2015-01-14T00:19:51.92</dc:date>
    <meta:document-statistic meta:table-count="0" meta:image-count="0" meta:object-count="0" meta:page-count="3" meta:paragraph-count="25" meta:word-count="1617" meta:character-count="9630" meta:non-whitespace-character-count="8034"/>
    <meta:user-defined meta:name="Info 1"/>
    <meta:user-defined meta:name="Info 2"/>
    <meta:user-defined meta:name="Info 3"/>
    <meta:user-defined meta:name="Info 4"/>
  </office:meta>
</office:document-meta>
</file>